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2737c" officeooo:paragraph-rsid="0012737c"/>
    </style:style>
    <style:style style:name="P2" style:family="paragraph" style:parent-style-name="Standard">
      <style:paragraph-properties fo:text-align="center" style:justify-single-word="false"/>
      <style:text-properties officeooo:rsid="0012737c" officeooo:paragraph-rsid="0012737c"/>
    </style:style>
    <style:style style:name="P3" style:family="paragraph" style:parent-style-name="Standard">
      <style:text-properties officeooo:rsid="00134d07" officeooo:paragraph-rsid="00134d07"/>
    </style:style>
    <style:style style:name="P4" style:family="paragraph" style:parent-style-name="Standard">
      <style:text-properties fo:font-style="italic" officeooo:rsid="00134d07" officeooo:paragraph-rsid="00134d07" style:font-style-asian="italic" style:font-style-complex="italic"/>
    </style:style>
    <style:style style:name="P5" style:family="paragraph" style:parent-style-name="Standard">
      <style:text-properties officeooo:rsid="001414da" officeooo:paragraph-rsid="001414da"/>
    </style:style>
    <style:style style:name="P6" style:family="paragraph" style:parent-style-name="Standard" style:list-style-name="L4">
      <style:text-properties officeooo:rsid="001414da" officeooo:paragraph-rsid="001414da"/>
    </style:style>
    <style:style style:name="P7" style:family="paragraph" style:parent-style-name="Standard" style:list-style-name="L6">
      <style:text-properties officeooo:rsid="001414da" officeooo:paragraph-rsid="001414da"/>
    </style:style>
    <style:style style:name="P8" style:family="paragraph" style:parent-style-name="Standard" style:list-style-name="L7">
      <style:text-properties officeooo:rsid="001414da" officeooo:paragraph-rsid="001414da"/>
    </style:style>
    <style:style style:name="P9" style:family="paragraph" style:parent-style-name="Standard">
      <style:text-properties officeooo:rsid="0014fa7b" officeooo:paragraph-rsid="0014fa7b"/>
    </style:style>
    <style:style style:name="P10" style:family="paragraph" style:parent-style-name="Standard">
      <style:text-properties officeooo:rsid="0016ce03" officeooo:paragraph-rsid="0016ce03"/>
    </style:style>
    <style:style style:name="P11" style:family="paragraph" style:parent-style-name="Standard">
      <style:text-properties officeooo:rsid="0016ce03" officeooo:paragraph-rsid="0016fc89"/>
    </style:style>
    <style:style style:name="P12" style:family="paragraph" style:parent-style-name="Standard" style:list-style-name="L8">
      <style:text-properties officeooo:rsid="0016ce03" officeooo:paragraph-rsid="0016ce03"/>
    </style:style>
    <style:style style:name="P13" style:family="paragraph" style:parent-style-name="Standard" style:list-style-name="L9">
      <style:text-properties officeooo:rsid="0016ce03" officeooo:paragraph-rsid="0016fc89"/>
    </style:style>
    <style:style style:name="P14" style:family="paragraph" style:parent-style-name="Standard" style:list-style-name="L9">
      <style:text-properties officeooo:rsid="0016fc89" officeooo:paragraph-rsid="0016fc89"/>
    </style:style>
    <style:style style:name="P15" style:family="paragraph" style:parent-style-name="Standard">
      <style:text-properties officeooo:rsid="0016fc89" officeooo:paragraph-rsid="0016fc89"/>
    </style:style>
    <style:style style:name="P16" style:family="paragraph" style:parent-style-name="Standard">
      <style:text-properties officeooo:rsid="001aa688" officeooo:paragraph-rsid="001aa688"/>
    </style:style>
    <style:style style:name="P17" style:family="paragraph" style:parent-style-name="Standard">
      <style:text-properties officeooo:rsid="001afe2a" officeooo:paragraph-rsid="001afe2a"/>
    </style:style>
    <style:style style:name="P18" style:family="paragraph" style:parent-style-name="Standard">
      <style:text-properties officeooo:rsid="001c9919" officeooo:paragraph-rsid="001c9919"/>
    </style:style>
    <style:style style:name="P19" style:family="paragraph" style:parent-style-name="Standard">
      <style:text-properties officeooo:rsid="001c9919" officeooo:paragraph-rsid="001e0ff1"/>
    </style:style>
    <style:style style:name="P20" style:family="paragraph" style:parent-style-name="Standard">
      <style:text-properties officeooo:rsid="001e0ff1" officeooo:paragraph-rsid="001e0ff1"/>
    </style:style>
    <style:style style:name="P21" style:family="paragraph" style:parent-style-name="Standard">
      <style:text-properties officeooo:rsid="001e0ff1" officeooo:paragraph-rsid="0020942a"/>
    </style:style>
    <style:style style:name="P22" style:family="paragraph" style:parent-style-name="Standard">
      <style:text-properties officeooo:rsid="001e0ff1" officeooo:paragraph-rsid="0020e97c"/>
    </style:style>
    <style:style style:name="P23" style:family="paragraph" style:parent-style-name="Standard">
      <style:text-properties officeooo:rsid="0020e97c" officeooo:paragraph-rsid="0020e97c"/>
    </style:style>
    <style:style style:name="P24" style:family="paragraph" style:parent-style-name="Standard">
      <style:text-properties officeooo:rsid="00228960" officeooo:paragraph-rsid="00228960"/>
    </style:style>
    <style:style style:name="T1" style:family="text">
      <style:text-properties officeooo:rsid="00134d07"/>
    </style:style>
    <style:style style:name="T2" style:family="text">
      <style:text-properties officeooo:rsid="0014fa7b"/>
    </style:style>
    <style:style style:name="T3" style:family="text">
      <style:text-properties officeooo:rsid="0016ce03"/>
    </style:style>
    <style:style style:name="T4" style:family="text">
      <style:text-properties officeooo:rsid="0016fc89"/>
    </style:style>
    <style:style style:name="T5" style:family="text">
      <style:text-properties officeooo:rsid="0018a8af"/>
    </style:style>
    <style:style style:name="T6" style:family="text">
      <style:text-properties officeooo:rsid="001d30bf"/>
    </style:style>
    <style:style style:name="T7" style:family="text">
      <style:text-properties officeooo:rsid="001e740b"/>
    </style:style>
    <style:style style:name="T8" style:family="text">
      <style:text-properties officeooo:rsid="0020942a"/>
    </style:style>
    <style:style style:name="T9" style:family="text">
      <style:text-properties style:font-name="Courier New"/>
    </style:style>
    <style:style style:name="T10" style:family="text">
      <style:text-properties officeooo:rsid="0020e97c"/>
    </style:style>
    <style:style style:name="T11" style:family="text">
      <style:text-properties officeooo:rsid="0023f95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quivalent <text:span text:style-name="T1">Utility Transport</text:span></text:p>
      <text:p text:style-name="P2">by Sven Nilsen, 2020</text:p>
      <text:p text:style-name="P1"/>
      <text:p text:style-name="P4">In this paper I <text:span text:style-name="T4">discuss</text:span> a technique for solving difficult ethical dilemmas by transforming the problems into equivalent but easier to solve problems. <text:span text:style-name="T2">This axiom addresses some core problems of ethics.</text:span></text:p>
      <text:p text:style-name="P3"/>
      <text:p text:style-name="P5">In the famous Trolley Problem, the operator of the level has two choices:</text:p>
      <text:p text:style-name="P5"/>
      <text:list xml:id="list7386563786677199582" text:style-name="L4">
        <text:list-item>
          <text:p text:style-name="P6">Do nothing and allow the trolley to kill five people on the main track</text:p>
        </text:list-item>
        <text:list-item>
          <text:p text:style-name="P6">Pull the lever, diverting the trolley onto the side track where it will kill one person</text:p>
        </text:list-item>
      </text:list>
      <text:p text:style-name="P5"/>
      <text:p text:style-name="P5">Simplified, the cost in terms of number of lives:</text:p>
      <text:p text:style-name="P5"/>
      <text:list xml:id="list6957003214134719528" text:style-name="L7">
        <text:list-item>
          <text:p text:style-name="P8">-5</text:p>
        </text:list-item>
        <text:list-item>
          <text:p text:style-name="P8">-1</text:p>
        </text:list-item>
      </text:list>
      <text:p text:style-name="P5"/>
      <text:p text:style-name="P5">Or, one can view the problem as the number of lives saved:</text:p>
      <text:p text:style-name="P5"/>
      <text:list xml:id="list4162179352736720682" text:style-name="L6">
        <text:list-item>
          <text:p text:style-name="P7">1</text:p>
        </text:list-item>
        <text:list-item>
          <text:p text:style-name="P7">5</text:p>
        </text:list-item>
      </text:list>
      <text:p text:style-name="P5"/>
      <text:p text:style-name="P5">What makes the Trolley problem difficult to solve is that the operator is actively <text:span text:style-name="T2">pulling the lever, leaving out some missing information that seems important for decision making.</text:span></text:p>
      <text:p text:style-name="P5"/>
      <text:p text:style-name="P9">Normally, the debate is about whether it is right to pull the lever or not for this particular situation. However, a different approach is to study the transformation of the situation into an equivalent problem from a decision theoretic<text:span text:style-name="T3">al</text:span> view point, where the problem can be easily solved. The subject of debate then becomes whether a such transformation is ethical.</text:p>
      <text:p text:style-name="P9"/>
      <text:p text:style-name="P10">The axiom of equivalent utility transport states that under utility maximization, adding or subtracting utility to every choice does not change the optimal decision. Hence, by subtracting one life saved to every choice, the following outcomes can be used to inform the decision maker:</text:p>
      <text:p text:style-name="P10"/>
      <text:list xml:id="list2009899166868846087" text:style-name="L8">
        <text:list-item>
          <text:p text:style-name="P12">0</text:p>
        </text:list-item>
        <text:list-item>
          <text:p text:style-name="P12">4</text:p>
        </text:list-item>
      </text:list>
      <text:p text:style-name="P10"/>
      <text:p text:style-name="P11">Imagine a scenario where by doing nothing, no lives were saved. By pulling the lever, four lives were saved. Most people would agree that taking action to save lives is acceptable. <text:span text:style-name="T4">View as costs:</text:span></text:p>
      <text:p text:style-name="P11"/>
      <text:list xml:id="list8798744871768066911" text:style-name="L9">
        <text:list-item>
          <text:p text:style-name="P13">-<text:span text:style-name="T4">4</text:span></text:p>
        </text:list-item>
        <text:list-item>
          <text:p text:style-name="P14">0</text:p>
        </text:list-item>
      </text:list>
      <text:p text:style-name="P11"/>
      <text:p text:style-name="P11"><text:span text:style-name="T4">Most people would agree that taking to reduce loss of lives is acceptable. </text:span>Yet, <text:span text:style-name="T4">both these examples</text:span> directly contradicts the <text:span text:style-name="T4">intuition that by pulling the lever, one is contributing to the death of a person.</text:span></text:p>
      <text:p text:style-name="P11"/>
      <text:p text:style-name="P15">Hence, the <text:span text:style-name="T5">axiom of equivalent utility transport seems to hint at core problems of ethics: Inconsistency.</text:span></text:p>
      <text:p text:style-name="P16"><text:soft-page-break/>If the axiom is accepted, then seemingly difficult ethical dilemmas gets easy to solve. However, in practice these dilemmas seem still problematic in many ways.</text:p>
      <text:p text:style-name="P16"/>
      <text:p text:style-name="P16">I believe that the focus on pulling the level, or not, is missing the bigger picture. The fact that you can construct an equivalent utility transport that leads to opposite conclusions, or at best large amounts of uncertainty, points to a much deeper problem.</text:p>
      <text:p text:style-name="P16"/>
      <text:p text:style-name="P17">For example, is it correct to say that pulling the lever saves 4 lives?</text:p>
      <text:p text:style-name="P17"/>
      <text:p text:style-name="P17">In the core axiom of path semantics, if two symbols are equivalent, then their associated symbols are also equivalent. So, using the core axiom of path semantics in this context means that one can say pulling the lever saves 4 lives. However, does <text:span text:style-name="T11">the core axiom of </text:span>path semantics hold for ethics?</text:p>
      <text:p text:style-name="P17"/>
      <text:p text:style-name="P17">A counter example can be constructed by saying that 0 lives were lost when pulling the lever.</text:p>
      <text:p text:style-name="P17"/>
      <text:p text:style-name="P18">This is not true. Yet, one can say that 0 relative lives were lost when pulling the lever. The argument is that the transformed thought experiment measures relative utility and not absolute utility.</text:p>
      <text:p text:style-name="P18"/>
      <text:p text:style-name="P19">If person A is going to die or person B is going to die, but not both, then it seems a much harder ethical problem to solve than <text:span text:style-name="T11">A</text:span> person is going to die anyway and <text:span text:style-name="T11">B</text:span> will survive no matter what happens. <text:span text:style-name="T6">The first problem seems hard, the second seems trivial, because a choice has no impact at all. Yet, applying the axiom of equivalent utility transport leads to the conclusion that those two problems are the same. Does this seem surprising?</text:span></text:p>
      <text:p text:style-name="P19"/>
      <text:p text:style-name="P20">Proof:</text:p>
      <text:p text:style-name="P20"/>
      <text:p text:style-name="P20"><text:span text:style-name="T9">∵</text:span><text:tab/><text:span text:style-name="T8">[ </text:span>(-1, <text:span text:style-name="T8">0</text:span>), <text:span text:style-name="T8">(0, -1) ]</text:span> ~= <text:span text:style-name="T8">[ (0, 0), (0, 0) ]</text:span></text:p>
      <text:p text:style-name="P20"><text:span text:style-name="T9">∵</text:span><text:tab/><text:span text:style-name="T8">[ (0, -1), (0, -1) ] ~= [ (0, 0), (0, 0) ]</text:span></text:p>
      <text:p text:style-name="P20"/>
      <text:p text:style-name="P21"><text:span text:style-name="T9">∴</text:span><text:tab/><text:span text:style-name="T8">[ </text:span>(-1, <text:span text:style-name="T8">0</text:span>), <text:span text:style-name="T8">(0, -1) ] ~= [ (0, -1), (0, -1) ]</text:span></text:p>
      <text:p text:style-name="P20"/>
      <text:p text:style-name="P22"><text:span text:style-name="T8">The utility is summed over a vector containing a component per person, of which one is permitted to add or subtract values as long the same amount is added or subtracted to all choices.</text:span></text:p>
      <text:p text:style-name="P22"/>
      <text:p text:style-name="P23">The same axiom of equivalent utility transport permits swapping values in the underlying vector.</text:p>
      <text:p text:style-name="P20"/>
      <text:p text:style-name="P20">It might look like two vastly different problems at first. This is because in the first problem, the decision maker is perceived to actively making a choice, causing the death of one or the other. In the second problem, the decision maker is perceived to make no choices <text:span text:style-name="T10">since the outcome is qualitatively the same </text:span>and therefore <text:span text:style-name="T10">the decision maker is free</text:span> of respon<text:span text:style-name="T7">si</text:span>bility.</text:p>
      <text:p text:style-name="P19"/>
      <text:p text:style-name="P19"><text:span text:style-name="T6">The optimal decision is not going to be impacted by adding or subtracting utility to each choice, but that does not say that it is possible to determine which decision is optimal. On the other hand, if contraction of vectors is permitted, a problem with equal utility for all choices is equivalent to no choices. This becomes a proof that the optimal decision is undecidable.</text:span></text:p>
      <text:p text:style-name="P19"/>
      <text:p text:style-name="P24">Another point of view is that only because a hard problem can be equivalent to an easy one, does not mean that making decisions becomes easy. Inconsistency might be desired to some degree for reasons that are not bound to particular situations. <text:span text:style-name="T11">A possible way forward is to model side effects of transpo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1T19:37:10.441983000</meta:creation-date>
    <dc:date>2020-01-22T00:54:12.081773000</dc:date>
    <meta:editing-duration>PT9M9S</meta:editing-duration>
    <meta:editing-cycles>1</meta:editing-cycles>
    <meta:document-statistic meta:table-count="0" meta:image-count="0" meta:object-count="0" meta:page-count="2" meta:paragraph-count="38" meta:word-count="878" meta:character-count="4951" meta:non-whitespace-character-count="4121"/>
    <meta:generator>LibreOffice/5.1.2.2$MacOSX_X86_64 LibreOffice_project/d3bf12ecb743fc0d20e0be0c58ca359301eb705f</meta:generator>
  </office:meta>
</office:document-meta>
</file>